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3)">
            <text:p>sn(26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16]);&quot;)&quot;)" office:value-type="string" office:string-value="sn(15)">
            <text:p>sn(15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10:52">
            <text:p>2019/8/8 8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14" office:value-type="string">
            <text:p>part=accompany,based-on=te-9,type=blues-like,R=7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79">
            <text:p>7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,R=1,k.B,k.C#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27">
            <text:p>27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+,k.F#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14" office:value-type="string">
            <text:p>k.Em,cp=6m-7m-1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14" office:value-type="string">
            <text:p>,k.A,type=pop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c.p.</text:p>
          </table:table-cell>
          <table:table-cell table:style-name="ce17" office:value-type="string">
            <text:p>R=2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5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4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code=0821-R.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6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8-2,k.F#,cp=4-5-1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14" office:value-type="string">
            <text:p>,k.Bm7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14" office:value-type="string">
            <text:p>,k.A,note=1-3-4-5,k.D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4" office:value-type="string">
            <text:p>,note=1-3-5m-5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5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14"/>
          <table:table-cell table:style-name="ce17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9:47">
            <text:p>2019/8/8 8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18-2(4)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8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01-2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14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v-2,file=0827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float" office:value="7">
            <text:p>7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N+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14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ec=A,R=1,sec=B,R=2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p=C△-D△+10,R=4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cp=c.p.-10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09-2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id=s-1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v-1,k.C#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3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k.C 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14" office:value-type="string">
            <text:p>i.f.=f-4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14" office:value-type="string">
            <text:p>i.f.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14" office:value-type="string">
            <text:p>i.f.=c.p.-3,code=0819-R.4,R=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(2),R=3 / (3),R=4 / (4),R=5 / (5),R=6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14" office:value-type="string">
            <text:p>c.p.-4,part=melody,code=0821-R.1,(1),R=2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14" office:value-type="string">
            <text:p>back=ba-1,k.E,R=8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4" office:value-type="string">
            <text:p>1,3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.4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A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2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14" office:value-type="string">
            <text:p>,k.G,cp=G-C-D,type=arpeggio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1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6-3,memo+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2),v-2,pitch=1-3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3),v-3,pitch=1-5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14" office:value-type="string">
            <text:p>,b.o.=te-9,inst=g+h,cp=G-C-D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3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14" office:value-type="string">
            <text:p>,b.o.=c.p.-4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5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14" office:value-type="string">
            <text:p>,k.E,theme=str-1,6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9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5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14" office:value-type="string">
            <text:p>,ins=g+h,b.o.=f-45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frase</text:p>
          </table:table-cell>
          <table:table-cell table:style-name="ce17" office:value-type="string">
            <text:p>R=4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cp=c.p.-3,k.F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k.F#,cp=4-5-1,i.f.=ch-18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5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5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4" office:value-type="string">
            <text:p>,inst=h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3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opening,memo-eigen+:section-1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patt-2.静か memo-eigen+:section-2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/>
          <table:table-cell table:style-name="ce17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theme=new-position,memo+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cap.2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rev,var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7" office:value-type="string">
            <text:p>,capo.5,cp=Ⅳ-Ⅲ-1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5" office:value-type="string">
            <text:p>,k.C,cp=I△-Ⅱ6</text:p>
          </table:table-cell>
          <table:table-cell table:style-name="ce17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4" office:value-type="string">
            <text:p>,ins=h+g,th=basic,memo+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=patt-1,t.80,patt-4,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,theme=as-you-wish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rev,memo-eigen+:p.1_sec-1;sec-2;sec-3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type=tap-guitar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k.A,chords=A;D;E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g-1007-6,e.m.=patt-4;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11" office:value-type="string">
            <text:p>n</text:p>
          </table:table-cell>
          <table:table-cell table:style-name="ce17" office:value-type="string">
            <text:p>,k.D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:VIDEO / @自宅 / メモ / guitar,gt / 演奏 / g-1007-* / f-72.n</text:p>
          </table:table-cell>
          <table:table-cell table:style-name="ce17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d.D,patt-1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kaki-1(After...Sidewalk)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6">
            <text:p>25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1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e.m.-&gt;review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7">
            <text:p>25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,char=harmonics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2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8">
            <text:p>25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heme=faragmented...-technique,tune=KAKI-1,char=stomp-right-hand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3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1">
            <text:p>26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theme=stomping-RH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0">
            <text:p>26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8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KAKI-1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3">
            <text:p>26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heme=tapping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C,memo+,b.o.=hm-3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14" office:value-type="string">
            <text:p>,note=D4-F#-G-D5,k.D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harmony</text:p>
          </table:table-cell>
          <table:table-cell table:style-name="ce17" office:value-type="string">
            <text:p>R=1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14" office:value-type="string">
            <text:p>practice 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7" office:value-type="string">
            <text:p>,theme=コード進行、EmからFへ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2">
            <text:p>2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3">
            <text:p>3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14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based-on=f-6,R=1,(1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17" office:value-type="string">
            <text:p>k.F,(2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14" office:value-type="string">
            <text:p>ref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2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ev,file=0911-2,k.E,memo+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C,E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E/5,A△,E6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30-1 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14" office:value-type="string">
            <text:p>,memo+,cp=8-5-6,k.G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7" office:value-type="string">
            <text:p>,cp=I7-Ⅱ6,memo+,k.D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C 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doc=email-list-1,tune=kaki;DABF#AC# 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5">
            <text:p>25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regarding=e.m.~f-74:p.1:sec.1~sec.4 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2">
            <text:p>26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7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heme=harmonics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sr=4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ody=pattern-1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=pattern-2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+:p.1_sec-1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7" office:value-type="string">
            <text:p>rev,(f-45),file=0918-3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14" office:value-type="string">
            <text:p>v-2,(f-45),inst=g+h,R=4;msr.4,R=5,msr.4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file=0911-2,id=s-2,rs-2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nst=g+g,accom=0821-1,part=melody,id=s-3,f-4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d=s-4,f-2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email=3,memo+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var,theme=new-pattern,memo-eigen+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3;p.1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2;p.1;patt-4,(2)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14" office:value-type="string">
            <text:p>R=2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=3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tech=LH;move;position,fret=3-5,str=6-5-4,R=1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14" office:value-type="string">
            <text:p>,theme=harmonics+normal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,tech=左指で音消し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rev,file=0926-1 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,play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14" office:value-type="string">
            <text:p>,theme=音消し+multi-flets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7" office:value-type="string">
            <text:p>,threme=音消し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,from=m-2,cp=Em-F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rev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11-2,k.E,memo+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teq=3-str-slide,span=2-flet,R=1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1T09:16:39.42">
            <text:p>2019/10/11 9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18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19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20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21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22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23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26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27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28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02.344cm" draw:caption-point-x="-1.353cm" draw:caption-point-y="2.3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48];6;2)" office:value-type="string" office:string-value="09">
            <text:p>09</text:p>
          </table:table-cell>
          <table:table-cell table:formula="of:=MID([.F348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48];[.I348];&quot;-&quot;;LEFT([.G34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2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3)">
            <text:p>sn(26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/>
          <table:table-cell table:style-name="ce39" office:value-type="string">
            <text:p>s-4</text:p>
          </table:table-cell>
          <table:table-cell table:style-name="ce40" office:value-type="string">
            <text:p>1</text:p>
          </table:table-cell>
          <table:table-cell table:style-name="ce38" office:value-type="string">
            <text:p>s.1:patt-2,k.E</text:p>
          </table:table-cell>
          <table:table-cell table:style-name="ce42" office:value-type="string">
            <text:p>2019-10-05_18-41-36_000.jpg</text:p>
          </table:table-cell>
          <table:table-cell table:style-name="ce37"/>
          <table:table-cell table:style-name="ce38"/>
          <table:table-cell table:style-name="ce43" office:value-type="date" office:date-value="2019-10-06T08:06:14.08">
            <text:p>2019/10/6 8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1</text:p>
          </table:table-cell>
          <table:table-cell table:style-name="ce38" office:value-type="string">
            <text:p>s.1:opening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2</text:p>
          </table:table-cell>
          <table:table-cell table:style-name="ce38" office:value-type="string">
            <text:p>patt-2,静か,t.70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7" table:number-columns-repeated="2"/>
          <table:table-cell table:style-name="ce39" office:value-type="string">
            <text:p>s-4</text:p>
          </table:table-cell>
          <table:table-cell table:style-name="ce41" office:value-type="string">
            <text:p>2,3</text:p>
          </table:table-cell>
          <table:table-cell table:style-name="ce38" office:value-type="string">
            <text:p>:m music / log / gt / memos-eigen / s-4 / p.1 || s.1:score,patt-2,k.E || s.2:score,patt-3 || s.3:score,patt-4</text:p>
          </table:table-cell>
          <table:table-cell table:style-name="ce42" office:value-type="string">
            <text:p>2019-10-07_16-34-53_000.jpg</text:p>
          </table:table-cell>
          <table:table-cell table:style-name="ce37"/>
          <table:table-cell table:style-name="ce38"/>
          <table:table-cell table:style-name="ce43" office:value-type="date" office:date-value="2019-10-08T11:32:05.43">
            <text:p>2019/10/8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42" table:number-columns-repeated="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1T09:16:39.53">
            <text:p>2019/10/11 9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3cm" draw:caption-point-x="-1.353cm" draw:caption-point-y="2.3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44" table:formula="of:=CONCATENATE(&quot;sn(&quot;;MAX(range_sn__kb);&quot;)&quot;)" office:value-type="string" office:string-value="sn(31)">
            <text:p>sn(31)</text:p>
          </table:table-cell>
          <table:table-cell table:style-name="ce44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D,memo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5" office:value-type="float" office:value="13">
            <text:p>13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7" office:value-type="string">
            <text:p>R=3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5" office:value-type="float" office:value="11">
            <text:p>11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47" office:value-type="string">
            <text:p>R=1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5" office:value-type="float" office:value="8">
            <text:p>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ar-1</text:p>
          </table:table-cell>
          <table:table-cell table:style-name="ce47"/>
          <table:table-cell table:style-name="ce50" office:value-type="string">
            <text:p>,k.C,notes=1-5-7-8-5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arpeggio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c.p.-1</text:p>
          </table:table-cell>
          <table:table-cell table:style-name="ce47"/>
          <table:table-cell table:style-name="ce49" office:value-type="string">
            <text:p>(2),chords=C△-D△-E7 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text:p>c.p.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f-1</text:p>
          </table:table-cell>
          <table:table-cell table:style-name="ce46"/>
          <table:table-cell table:style-name="ce49" office:value-type="string">
            <text:p>(1),k.C,cp=c.p.-1</text:p>
          </table:table-cell>
          <table:table-cell table:style-name="ce50" office:value-type="string">
            <text:p>2019-09-08_17-42-56_000.jpg</text:p>
          </table:table-cell>
          <table:table-cell table:style-name="ce45" office:value-type="string">
            <text:p>frase</text:p>
          </table:table-cell>
          <table:table-cell table:style-name="ce47" office:value-type="float" office:value="1">
            <text:p>1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7"/>
          <table:table-cell table:style-name="ce49" office:value-type="string">
            <text:p>,cp=1-5-6m-3m/4-1-4-5,R=1(domino)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1v,1d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3</text:p>
          </table:table-cell>
          <table:table-cell table:style-name="ce47"/>
          <table:table-cell table:style-name="ce49" office:value-type="string">
            <text:p>,th=6th-note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5" office:value-type="float" office:value="9">
            <text:p>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4</text:p>
          </table:table-cell>
          <table:table-cell table:style-name="ce47"/>
          <table:table-cell table:style-name="ce50" office:value-type="string">
            <text:p>,k.Dm,notes=L3m-1-5-5m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7" office:value-type="string">
            <text:p>R=2 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5" office:value-type="float" office:value="14">
            <text:p>14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6</text:p>
          </table:table-cell>
          <table:table-cell table:style-name="ce47"/>
          <table:table-cell table:style-name="ce47" office:value-type="string">
            <text:p>,theme=random</text:p>
          </table:table-cell>
          <table:table-cell table:style-name="ce47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5" office:value-type="float" office:value="18">
            <text:p>18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7</text:p>
          </table:table-cell>
          <table:table-cell table:style-name="ce47"/>
          <table:table-cell table:style-name="ce50" office:value-type="string">
            <text:p>,theme=random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5" office:value-type="float" office:value="22">
            <text:p>22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8</text:p>
          </table:table-cell>
          <table:table-cell table:style-name="ce47"/>
          <table:table-cell table:style-name="ce49" office:value-type="string">
            <text:p>,rando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float" office:value="13">
            <text:p>13</text:p>
          </table:table-cell>
          <table:table-cell table:style-name="ce30" office:value-type="string">
            <text:p>LH.M</text:p>
          </table:table-cell>
          <table:table-cell table:style-name="ce3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m-1</text:p>
          </table:table-cell>
          <table:table-cell table:style-name="ce47"/>
          <table:table-cell table:style-name="ce49" office:value-type="string">
            <text:p>(3) LH.movement-1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office:annotation office:display="true" draw:style-name="gr1" draw:text-style-name="P2" svg:width="2.899cm" svg:height="0.991cm" svg:x="21.948cm" svg:y="8.543cm" draw:caption-point-x="-0.672cm" draw:caption-point-y="0.293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memo</text:p>
          </table:table-cell>
          <table:table-cell table:style-name="ce34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rs-1</text:p>
          </table:table-cell>
          <table:table-cell table:style-name="ce47"/>
          <table:table-cell table:style-name="ce49" office:value-type="string">
            <text:p>,cp=1-5-6m-3m/4-1-4-5,k.D,k.F#m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research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5">
            <text:p>2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1;chord=D△-&gt;pattern-1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6">
            <text:p>2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2;chord=D△-&gt;pattern-2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1">
            <text:p>21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cp=1-5-6m-3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09-29_14-16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0">
            <text:p>20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5">
            <text:p>15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9">
            <text:p>19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k.F#m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6">
            <text:p>16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3">
            <text:p>23</text:p>
          </table:table-cell>
          <table:table-cell table:style-name="ce45" office:value-type="float" office:value="5">
            <text:p>5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var,time=0.00~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5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4">
            <text:p>2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7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f-6(--&gt; f-7),practice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7">
            <text:p>2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random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8">
            <text:p>2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practice 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/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9">
            <text:p>2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ch.C=patt-1,ch.D=patt-1,t.70,k.C,memo+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0">
            <text:p>3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eigen-memo=p.1_sec-2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1">
            <text:p>31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genre=blues-like</text:p>
          </table:table-cell>
          <table:table-cell table:style-name="ce50"/>
          <table:table-cell table:style-name="ce45" office:value-type="string">
            <text:p>frase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1T09:16:39.66">
            <text:p>2019/10/11 9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f-6</text:p>
          </table:table-cell>
          <table:table-cell table:style-name="ce21" office:value-type="string">
            <text:p>practice </text:p>
          </table:table-cell>
          <table:table-cell table:style-name="ce21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1</text:p>
          </table:table-cell>
          <table:table-cell table:style-name="ce21" office:value-type="string">
            <text:p>play,ch.C=patt-1,ch.D=patt-1,t.70,k.C,memo+</text:p>
          </table:table-cell>
          <table:table-cell table:style-name="ce21" office:value-type="string">
            <text:p>R=1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play,eigen-memo=p.1_sec-2</text:p>
          </table:table-cell>
          <table:table-cell table:style-name="ce21" office:value-type="string">
            <text:p>R=2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genre=blues-like</text:p>
          </table:table-cell>
          <table:table-cell table:style-name="ce21" office:value-type="string">
            <text:p>R=3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29cm" draw:caption-point-x="-1.353cm" draw:caption-point-y="2.3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3)">
            <text:p>sn(26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f-1</text:p>
          </table:table-cell>
          <table:table-cell table:style-name="ce58"/>
          <table:table-cell table:style-name="ce56" office:value-type="string">
            <text:p>:m music / log / kb / || f-1 patterns chord=C:pattern-1,pattern-2 chord=D:pattern-1,pattern-2</text:p>
          </table:table-cell>
          <table:table-cell table:style-name="ce61" office:value-type="string">
            <text:p>2019-10-03_17-35-28_000.jpg</text:p>
          </table:table-cell>
          <table:table-cell table:style-name="ce55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62" office:value-type="date" office:date-value="2019-10-05T11:00:52.35">
            <text:p>2019/10/5 11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4" office:value-type="float" office:value="2">
            <text:p>2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4" office:value-type="float" office:value="3">
            <text:p>3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61" table:number-columns-repeated="2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1T09:16:39.77">
            <text:p>2019/10/11 9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3cm" draw:caption-point-x="-1.353cm" draw:caption-point-y="2.3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6">
          <table:table-cell table:style-name="ce44" table:formula="of:=CONCATENATE(&quot;sn(&quot;;MAX(range_sn__vio);&quot;)&quot;)" office:value-type="string" office:string-value="sn(2)">
            <text:p>sn(2)</text:p>
          </table:table-cell>
          <table:table-cell table:style-name="ce44" office:value-type="string">
            <text:p>session num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3"/>
          <table:table-cell table:style-name="ce65" office:value-type="string">
            <text:p>k.G,R=1 </text:p>
          </table:table-cell>
          <table:table-cell table:style-name="ce67" office:value-type="string">
            <text:p>2019-09-08_18-47-39_000.jpg</text:p>
          </table:table-cell>
          <table:table-cell table:style-name="ce64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3" office:value-type="float" office:value="2">
            <text:p>2</text:p>
          </table:table-cell>
          <table:table-cell table:style-name="ce65" office:value-type="float" office:value="2">
            <text:p>2</text:p>
          </table:table-cell>
          <table:table-cell table:style-name="ce66" office:value-type="string">
            <text:p>te-1</text:p>
          </table:table-cell>
          <table:table-cell table:style-name="ce65"/>
          <table:table-cell table:style-name="ce65" office:value-type="string">
            <text:p>content=bounce-2-notes,R=2</text:p>
          </table:table-cell>
          <table:table-cell table:style-name="ce67" office:value-type="string">
            <text:p>2019-09-08_18-47-39_000.jpg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2">
            <text:p>2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3"/>
          <table:table-cell table:style-name="ce65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, </text:p>
          </table:table-cell>
          <table:table-cell table:style-name="ce65"/>
          <table:table-cell table:style-name="ce67"/>
          <table:table-cell table:style-name="ce63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1">
            <text:p>1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3">
            <text:p>3</text:p>
          </table:table-cell>
          <table:table-cell table:style-name="ce66" office:value-type="string">
            <text:p>f-45</text:p>
          </table:table-cell>
          <table:table-cell table:style-name="ce65"/>
          <table:table-cell table:style-name="ce65" office:value-type="string">
            <text:p>i.f.=f-4</text:p>
          </table:table-cell>
          <table:table-cell table:style-name="ce67"/>
          <table:table-cell table:style-name="ce64"/>
          <table:table-cell table:style-name="ce65" office:value-type="float" office:value="2">
            <text:p>2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4">
            <text:p>4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3">
            <text:p>3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5">
            <text:p>5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2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4">
            <text:p>4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6">
            <text:p>6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-1</text:p>
          </table:table-cell>
          <table:table-cell table:style-name="ce65" office:value-type="string">
            <text:p>N+</text:p>
          </table:table-cell>
          <table:table-cell table:style-name="ce67"/>
          <table:table-cell table:style-name="ce64"/>
          <table:table-cell table:style-name="ce65" office:value-type="float" office:value="5">
            <text:p>5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1T09:16:39.86">
            <text:p>2019/10/11 9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rev,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2">
            <text:p>2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4">
            <text:p>4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5">
            <text:p>5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string">
            <text:p>f-3</text:p>
          </table:table-cell>
          <table:table-cell table:style-name="ce21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name="range_all_data" table:target-range-address="gt.A2:gt.I30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30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0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kb.A2:kb.J2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2019/10/11</text:date>, <text:time>09:1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1T09:16:38.94</dc:date>
    <dc:creator>iwabuchi ken</dc:creator>
    <meta:editing-duration>P2DT12M32S</meta:editing-duration>
    <meta:editing-cycles>266</meta:editing-cycles>
    <meta:generator>OpenOffice/4.1.3$Win32 OpenOffice.org_project/413m1$Build-9783</meta:generator>
    <meta:document-statistic meta:table-count="5" meta:cell-count="4386" meta:object-count="0"/>
    <meta:user-defined meta:name="sheets-banding"/>
    <meta:user-defined meta:name="sheets-original-selection"/>
  </office:meta>
</office:document-meta>
</file>